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99in"/>
    </style:style>
    <style:style style:name="co3" style:family="table-column">
      <style:table-column-properties fo:break-before="auto" style:column-width="2.0008in"/>
    </style:style>
    <style:style style:name="co4" style:family="table-column">
      <style:table-column-properties fo:break-before="auto" style:column-width="1.5047in"/>
    </style:style>
    <style:style style:name="co5" style:family="table-column">
      <style:table-column-properties fo:break-before="auto" style:column-width="2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date-style style:name="N7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ce1" style:family="table-cell" style:parent-style-name="Default" style:data-style-name="N76"/>
    <style:style style:name="ce8" style:family="table-cell" style:parent-style-name="Default" style:data-style-name="N49"/>
    <style:style style:name="ce7" style:family="table-cell" style:parent-style-name="Default" style:data-style-name="N75"/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uui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status_id</text:p>
          </table:table-cell>
        </table:table-row>
      </table:table>
      <table:table table:name="product_status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status id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CI type</text:p>
          </table:table-cell>
          <table:table-cell office:value-type="string" calcext:value-type="string">
            <text:p>product typ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from date</text:p>
          </table:table-cell>
          <table:table-cell office:value-type="string" calcext:value-type="string">
            <text:p>to 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A1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roduced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CONCAT([.A8:.B8])" office:value-type="string" office:string-value="2B" calcext:value-type="string">
            <text:p>2B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ress</text:p>
          </table:table-cell>
          <table:table-cell table:number-columns-repeated="3"/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COM.MICROSOFT.CONCAT([.A9:.B9])" office:value-type="string" office:string-value="3C" calcext:value-type="string">
            <text:p>3C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at</text:p>
          </table:table-cell>
          <table:table-cell table:number-columns-repeated="3"/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A1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ress</text:p>
          </table:table-cell>
          <table:table-cell table:number-columns-repeated="2" office:value-type="string" calcext:value-type="string">
            <text:p>Use</text:p>
          </table:table-cell>
          <table:table-cell office:value-type="string" calcext:value-type="string">
            <text:p>Repai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fabric block 1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Remanufacture</text:p>
          </table:table-cell>
          <table:table-cell table:number-columns-repeated="2"/>
        </table:table-row>
      </table:table>
      <table:table table:name="ResEvent" table:style-name="ta1">
        <table:table-column table:style-name="co1" table:number-columns-repeated="2" table:default-cell-style-name="Default"/>
        <table:table-column table:style-name="co3" table:default-cell-style-name="ce1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ventID</text:p>
          </table:table-cell>
          <table:table-cell office:value-type="string" calcext:value-type="string">
            <text:p>EventTrigger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EventType</text:p>
          </table:table-cell>
          <table:table-cell office:value-type="string" calcext:value-type="string">
            <text:p>CI ID</text:p>
          </table:table-cell>
          <table:table-cell office:value-type="string" calcext:value-type="string">
            <text:p>RequestID</text:p>
          </table:table-cell>
          <table:table-cell office:value-type="string" calcext:value-type="string">
            <text:p>CIType</text:p>
          </table:table-cell>
          <table:table-cell office:value-type="string" calcext:value-type="string">
            <text:p>CustomerID</text:p>
          </table:table-cell>
          <table:table-cell office:value-type="string" calcext:value-type="string">
            <text:p>BoP ID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ply</text:p>
          </table:table-cell>
          <table:table-cell table:formula="of:=NOW()" office:value-type="date" office:date-value="2024-02-16T15:28:59.09322" calcext:value-type="date">
            <text:p>2024-02-16T15:28:59.093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ock1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TO == Use AND <text:s/>EventTrigger sort by timestamp AND Last EventTrigger <text:s/>== Deliv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iver</text:p>
          </table:table-cell>
          <table:table-cell table:formula="of:=NOW()" office:value-type="date" office:date-value="2024-02-16T15:28:59.09325" calcext:value-type="date">
            <text:p>2024-02-16T15:28:59.093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A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liver</text:p>
          </table:table-cell>
          <table:table-cell table:formula="of:=NOW()" office:value-type="date" office:date-value="2024-02-16T15:28:59.09325" calcext:value-type="date">
            <text:p>2024-02-16T15:28:59.093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A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liver</text:p>
          </table:table-cell>
          <table:table-cell table:formula="of:=NOW()" office:value-type="date" office:date-value="2024-02-16T15:28:59.09325" calcext:value-type="date">
            <text:p>2024-02-16T15:28:59.093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AB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liver</text:p>
          </table:table-cell>
          <table:table-cell table:formula="of:=NOW()" office:value-type="date" office:date-value="2024-02-16T15:28:59.09326" calcext:value-type="date">
            <text:p>2024-02-16T15:28:59.093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AB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liver</text:p>
          </table:table-cell>
          <table:table-cell table:formula="of:=NOW()" office:value-type="date" office:date-value="2024-02-16T15:28:59.09326" calcext:value-type="date">
            <text:p>2024-02-16T15:28:59.093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AC</text:p>
          </table:table-cell>
          <table:table-cell table:number-columns-repeated="3"/>
        </table:table-row>
      </table:table>
      <table:table table:name="Processes" table:style-name="ta1"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office:value-type="string" calcext:value-type="string">
            <text:p>BoP ID</text:p>
          </table:table-cell>
          <table:table-cell office:value-type="string" calcext:value-type="string">
            <text:p>CO2eq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e</text:p>
          </table:table-cell>
          <table:table-cell office:value-type="date" office:date-value="2024-02-11" calcext:value-type="date">
            <text:p>2024-02-1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Use</text:p>
          </table:table-cell>
          <table:table-cell office:value-type="date" office:date-value="2024-02-12" calcext:value-type="date">
            <text:p>2024-02-1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Use</text:p>
          </table:table-cell>
          <table:table-cell office:value-type="date" office:date-value="2024-02-13" calcext:value-type="date">
            <text:p>2024-02-13</text:p>
          </table:table-cell>
          <table:table-cell office:value-type="string" calcext:value-type="string">
            <text:p>In Progress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Production</text:p>
          </table:table-cell>
          <table:table-cell office:value-type="date" office:date-value="2024-02-10" calcext:value-type="date">
            <text:p>2024-02-10</text:p>
          </table:table-cell>
          <table:table-cell office:value-type="string" calcext:value-type="string">
            <text:p>Done</text:p>
          </table:table-cell>
        </table:table-row>
      </table:table>
      <table:table table:name="Reques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questID</text:p>
          </table:table-cell>
          <table:table-cell office:value-type="string" calcext:value-type="string">
            <text:p>RequestTyp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pai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pair</text:p>
          </table:table-cell>
        </table:table-row>
      </table:table>
      <table:table table:name="Data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10"/>
        <table:table-column table:style-name="co5" table:default-cell-style-name="Default"/>
        <table:table-column table:style-name="co1" table:default-cell-style-name="Default"/>
        <table:table-row table:style-name="ro1">
          <table:table-cell table:formula="of:=[$ResEvent.A1]" office:value-type="string" office:string-value="EventID" calcext:value-type="string">
            <text:p>EventID</text:p>
          </table:table-cell>
          <table:table-cell table:formula="of:=[$ResEvent.B1]" office:value-type="string" office:string-value="EventTrigger" calcext:value-type="string">
            <text:p>EventTrigger</text:p>
          </table:table-cell>
          <table:table-cell table:formula="of:=[$ResEvent.C1]" office:value-type="string" office:string-value="Timestamp" calcext:value-type="string">
            <text:p>Timestamp</text:p>
          </table:table-cell>
          <table:table-cell table:formula="of:=[$ResEvent.D1]" office:value-type="string" office:string-value="EventType" calcext:value-type="string">
            <text:p>EventType</text:p>
          </table:table-cell>
          <table:table-cell table:formula="of:=[$ResEvent.E1]" office:value-type="string" office:string-value="CI ID" calcext:value-type="string">
            <text:p>CI ID</text:p>
          </table:table-cell>
          <table:table-cell table:formula="of:=[$Requests.B1]" office:value-type="string" office:string-value="RequestType" calcext:value-type="string">
            <text:p>RequestType</text:p>
          </table:table-cell>
          <table:table-cell table:formula="of:=[$ResEvent.G1]" office:value-type="string" office:string-value="CIType" calcext:value-type="string">
            <text:p>CIType</text:p>
          </table:table-cell>
          <table:table-cell table:formula="of:=[$Processes.B1]" office:value-type="string" office:string-value="CO2eq" calcext:value-type="string">
            <text:p>CO2eq</text:p>
          </table:table-cell>
          <table:table-cell table:formula="of:=[$Processes.C1]" office:value-type="string" office:string-value="FROM" calcext:value-type="string">
            <text:p>FROM</text:p>
          </table:table-cell>
          <table:table-cell table:formula="of:=[$Processes.D1]" office:value-type="string" office:string-value="TO" calcext:value-type="string">
            <text:p>TO</text:p>
          </table:table-cell>
          <table:table-cell table:style-name="ce10" table:formula="of:=[$Processes.E1]" office:value-type="string" office:string-value="DATE" calcext:value-type="string">
            <text:p>DATE</text:p>
          </table:table-cell>
          <table:table-cell table:style-name="ce10" table:formula="of:=[$Processes.F1]" office:value-type="string" office:string-value="STATUS" calcext:value-type="string">
            <text:p>STATUS</text:p>
          </table:table-cell>
        </table:table-row>
        <table:table-row table:style-name="ro1">
          <table:table-cell table:formula="of:=[$ResEvent.A2]" office:value-type="float" office:value="0" calcext:value-type="float">
            <text:p>0</text:p>
          </table:table-cell>
          <table:table-cell table:formula="of:=[$ResEvent.B2]" office:value-type="string" office:string-value="Supply" calcext:value-type="string">
            <text:p>Supply</text:p>
          </table:table-cell>
          <table:table-cell table:style-name="ce7" table:formula="of:=[$ResEvent.C2]" office:value-type="date" office:date-value="2024-02-16T15:28:59.09322" calcext:value-type="date">
            <text:p>2024-02-16T15:28:59</text:p>
          </table:table-cell>
          <table:table-cell table:formula="of:=[$ResEvent.D2]" office:value-type="string" office:string-value="Component" calcext:value-type="string">
            <text:p>Component</text:p>
          </table:table-cell>
          <table:table-cell table:formula="of:=[$ResEvent.E2]" office:value-type="string" office:string-value="B" calcext:value-type="string">
            <text:p>B</text:p>
          </table:table-cell>
          <table:table-cell table:formula="of:=VLOOKUP([$ResEvent.F2];[Requests.$A$2:.$B$4];2)" office:value-type="string" office:string-value="Order" calcext:value-type="string">
            <text:p>Order</text:p>
          </table:table-cell>
          <table:table-cell table:formula="of:=[$ResEvent.G2]" office:value-type="string" office:string-value="Block1" calcext:value-type="string">
            <text:p>Block1</text:p>
          </table:table-cell>
          <table:table-cell table:formula="of:=VLOOKUP([ResEvent.$I2];[Processes.$A$2:.$F$5];2)" office:value-type="float" office:value="30" calcext:value-type="float">
            <text:p>30</text:p>
          </table:table-cell>
          <table:table-cell table:formula="of:=VLOOKUP([ResEvent.$I2];[Processes.$A$2:.$F$5];3)" office:value-type="string" office:string-value="Extraction" calcext:value-type="string">
            <text:p>Extraction</text:p>
          </table:table-cell>
          <table:table-cell table:formula="of:=VLOOKUP([ResEvent.$I2];[Processes.$A$2:.$F$5];4)" office:value-type="string" office:string-value="Production" calcext:value-type="string">
            <text:p>Production</text:p>
          </table:table-cell>
          <table:table-cell table:style-name="ce8" table:formula="of:=VLOOKUP([ResEvent.$I2];[Processes.$A$2:.$F$5];5)" office:value-type="date" office:date-value="2024-02-10" calcext:value-type="date">
            <text:p>2024-02-10</text:p>
          </table:table-cell>
          <table:table-cell table:style-name="ce10" table:formula="of:=VLOOKUP([ResEvent.$I2];[Processes.$A$2:.$F$5];6)" office:value-type="string" office:string-value="Done" calcext:value-type="string">
            <text:p>Done</text:p>
          </table:table-cell>
        </table:table-row>
        <table:table-row table:style-name="ro1">
          <table:table-cell table:formula="of:=[$ResEvent.A3]" office:value-type="float" office:value="1" calcext:value-type="float">
            <text:p>1</text:p>
          </table:table-cell>
          <table:table-cell table:formula="of:=[$ResEvent.B3]" office:value-type="string" office:string-value="Deliver" calcext:value-type="string">
            <text:p>Deliver</text:p>
          </table:table-cell>
          <table:table-cell table:style-name="ce7" table:formula="of:=[$ResEvent.C3]" office:value-type="date" office:date-value="2024-02-16T15:28:59.09325" calcext:value-type="date">
            <text:p>2024-02-16T15:28:59</text:p>
          </table:table-cell>
          <table:table-cell table:formula="of:=[$ResEvent.D3]" office:value-type="string" office:string-value="Product" calcext:value-type="string">
            <text:p>Product</text:p>
          </table:table-cell>
          <table:table-cell table:formula="of:=[$ResEvent.E3]" office:value-type="string" office:string-value="A" calcext:value-type="string">
            <text:p>A</text:p>
          </table:table-cell>
          <table:table-cell table:formula="of:=VLOOKUP([$ResEvent.F3];[Requests.$A$2:.$B$4];2)" office:value-type="string" office:string-value="Order" calcext:value-type="string">
            <text:p>Order</text:p>
          </table:table-cell>
          <table:table-cell table:formula="of:=[$ResEvent.G3]" office:value-type="string" office:string-value="Dress" calcext:value-type="string">
            <text:p>Dress</text:p>
          </table:table-cell>
          <table:table-cell table:formula="of:=VLOOKUP([ResEvent.$I3];[Processes.$A$2:.$F$5];2)" office:value-type="float" office:value="20" calcext:value-type="float">
            <text:p>20</text:p>
          </table:table-cell>
          <table:table-cell table:formula="of:=VLOOKUP([ResEvent.$I3];[Processes.$A$2:.$F$5];3)" office:value-type="string" office:string-value="Production" calcext:value-type="string">
            <text:p>Production</text:p>
          </table:table-cell>
          <table:table-cell table:formula="of:=VLOOKUP([ResEvent.$I3];[Processes.$A$2:.$F$5];4)" office:value-type="string" office:string-value="Use" calcext:value-type="string">
            <text:p>Use</text:p>
          </table:table-cell>
          <table:table-cell table:style-name="ce8" table:formula="of:=VLOOKUP([ResEvent.$I3];[Processes.$A$2:.$F$5];5)" office:value-type="date" office:date-value="2024-02-11" calcext:value-type="date">
            <text:p>2024-02-11</text:p>
          </table:table-cell>
          <table:table-cell table:style-name="ce10" table:formula="of:=VLOOKUP([ResEvent.$I3];[Processes.$A$2:.$F$5];6)" office:value-type="string" office:string-value="Done" calcext:value-type="string">
            <text:p>Done</text:p>
          </table:table-cell>
        </table:table-row>
        <table:table-row table:style-name="ro1">
          <table:table-cell table:formula="of:=[$ResEvent.A4]" office:value-type="float" office:value="2" calcext:value-type="float">
            <text:p>2</text:p>
          </table:table-cell>
          <table:table-cell table:formula="of:=[$ResEvent.B4]" office:value-type="string" office:string-value="Deliver" calcext:value-type="string">
            <text:p>Deliver</text:p>
          </table:table-cell>
          <table:table-cell table:style-name="ce7" table:formula="of:=[$ResEvent.C4]" office:value-type="date" office:date-value="2024-02-16T15:28:59.09325" calcext:value-type="date">
            <text:p>2024-02-16T15:28:59</text:p>
          </table:table-cell>
          <table:table-cell table:formula="of:=[$ResEvent.D4]" office:value-type="string" office:string-value="Product" calcext:value-type="string">
            <text:p>Product</text:p>
          </table:table-cell>
          <table:table-cell table:formula="of:=[$ResEvent.E4]" office:value-type="string" office:string-value="A" calcext:value-type="string">
            <text:p>A</text:p>
          </table:table-cell>
          <table:table-cell table:formula="of:=VLOOKUP([$ResEvent.F4];[Requests.$A$2:.$B$4];2)" office:value-type="string" office:string-value="Order" calcext:value-type="string">
            <text:p>Order</text:p>
          </table:table-cell>
          <table:table-cell table:formula="of:=[$ResEvent.G4]" office:value-type="string" office:string-value="Dress" calcext:value-type="string">
            <text:p>Dress</text:p>
          </table:table-cell>
          <table:table-cell table:formula="of:=VLOOKUP([ResEvent.$I4];[Processes.$A$2:.$F$5];2)" office:value-type="float" office:value="20" calcext:value-type="float">
            <text:p>20</text:p>
          </table:table-cell>
          <table:table-cell table:formula="of:=VLOOKUP([ResEvent.$I4];[Processes.$A$2:.$F$5];3)" office:value-type="string" office:string-value="Production" calcext:value-type="string">
            <text:p>Production</text:p>
          </table:table-cell>
          <table:table-cell table:formula="of:=VLOOKUP([ResEvent.$I4];[Processes.$A$2:.$F$5];4)" office:value-type="string" office:string-value="Use" calcext:value-type="string">
            <text:p>Use</text:p>
          </table:table-cell>
          <table:table-cell table:style-name="ce8" table:formula="of:=VLOOKUP([ResEvent.$I4];[Processes.$A$2:.$F$5];5)" office:value-type="date" office:date-value="2024-02-11" calcext:value-type="date">
            <text:p>2024-02-11</text:p>
          </table:table-cell>
          <table:table-cell table:style-name="ce10" table:formula="of:=VLOOKUP([ResEvent.$I4];[Processes.$A$2:.$F$5];6)" office:value-type="string" office:string-value="Done" calcext:value-type="string">
            <text:p>Done</text:p>
          </table:table-cell>
        </table:table-row>
        <table:table-row table:style-name="ro1">
          <table:table-cell table:formula="of:=[$ResEvent.A5]" office:value-type="float" office:value="3" calcext:value-type="float">
            <text:p>3</text:p>
          </table:table-cell>
          <table:table-cell table:formula="of:=[$ResEvent.B5]" office:value-type="string" office:string-value="Deliver" calcext:value-type="string">
            <text:p>Deliver</text:p>
          </table:table-cell>
          <table:table-cell table:style-name="ce7" table:formula="of:=[$ResEvent.C5]" office:value-type="date" office:date-value="2024-02-16T15:28:59.09325" calcext:value-type="date">
            <text:p>2024-02-16T15:28:59</text:p>
          </table:table-cell>
          <table:table-cell table:formula="of:=[$ResEvent.D5]" office:value-type="string" office:string-value="Product" calcext:value-type="string">
            <text:p>Product</text:p>
          </table:table-cell>
          <table:table-cell table:formula="of:=[$ResEvent.E5]" office:value-type="string" office:string-value="A" calcext:value-type="string">
            <text:p>A</text:p>
          </table:table-cell>
          <table:table-cell table:formula="of:=VLOOKUP([$ResEvent.F5];[Requests.$A$2:.$B$4];2)" office:value-type="string" office:string-value="Repair" calcext:value-type="string">
            <text:p>Repair</text:p>
          </table:table-cell>
          <table:table-cell table:formula="of:=[$ResEvent.G5]" office:value-type="string" office:string-value="Dress" calcext:value-type="string">
            <text:p>Dress</text:p>
          </table:table-cell>
          <table:table-cell table:formula="of:=VLOOKUP([ResEvent.$I5];[Processes.$A$2:.$F$5];2)" office:value-type="float" office:value="10" calcext:value-type="float">
            <text:p>10</text:p>
          </table:table-cell>
          <table:table-cell table:formula="of:=VLOOKUP([ResEvent.$I5];[Processes.$A$2:.$F$5];3)" office:value-type="string" office:string-value="Use" calcext:value-type="string">
            <text:p>Use</text:p>
          </table:table-cell>
          <table:table-cell table:formula="of:=VLOOKUP([ResEvent.$I5];[Processes.$A$2:.$F$5];4)" office:value-type="string" office:string-value="Use" calcext:value-type="string">
            <text:p>Use</text:p>
          </table:table-cell>
          <table:table-cell table:style-name="ce8" table:formula="of:=VLOOKUP([ResEvent.$I5];[Processes.$A$2:.$F$5];5)" office:value-type="date" office:date-value="2024-02-12" calcext:value-type="date">
            <text:p>2024-02-12</text:p>
          </table:table-cell>
          <table:table-cell table:style-name="ce10" table:formula="of:=VLOOKUP([ResEvent.$I5];[Processes.$A$2:.$F$5];6)" office:value-type="string" office:string-value="Done" calcext:value-type="string">
            <text:p>Done</text:p>
          </table:table-cell>
        </table:table-row>
        <table:table-row table:style-name="ro1">
          <table:table-cell table:formula="of:=[$ResEvent.A6]" office:value-type="float" office:value="4" calcext:value-type="float">
            <text:p>4</text:p>
          </table:table-cell>
          <table:table-cell table:formula="of:=[$ResEvent.B6]" office:value-type="string" office:string-value="Deliver" calcext:value-type="string">
            <text:p>Deliver</text:p>
          </table:table-cell>
          <table:table-cell table:style-name="ce7" table:formula="of:=[$ResEvent.C6]" office:value-type="date" office:date-value="2024-02-16T15:28:59.09326" calcext:value-type="date">
            <text:p>2024-02-16T15:28:59</text:p>
          </table:table-cell>
          <table:table-cell table:formula="of:=[$ResEvent.D6]" office:value-type="string" office:string-value="Product" calcext:value-type="string">
            <text:p>Product</text:p>
          </table:table-cell>
          <table:table-cell table:formula="of:=[$ResEvent.E6]" office:value-type="string" office:string-value="A" calcext:value-type="string">
            <text:p>A</text:p>
          </table:table-cell>
          <table:table-cell table:formula="of:=VLOOKUP([$ResEvent.F6];[Requests.$A$2:.$B$4];2)" office:value-type="string" office:string-value="Repair" calcext:value-type="string">
            <text:p>Repair</text:p>
          </table:table-cell>
          <table:table-cell table:formula="of:=[$ResEvent.G6]" office:value-type="string" office:string-value="Dress" calcext:value-type="string">
            <text:p>Dress</text:p>
          </table:table-cell>
          <table:table-cell table:formula="of:=VLOOKUP([ResEvent.$I6];[Processes.$A$2:.$F$5];2)" office:value-type="float" office:value="10" calcext:value-type="float">
            <text:p>10</text:p>
          </table:table-cell>
          <table:table-cell table:formula="of:=VLOOKUP([ResEvent.$I6];[Processes.$A$2:.$F$5];3)" office:value-type="string" office:string-value="Use" calcext:value-type="string">
            <text:p>Use</text:p>
          </table:table-cell>
          <table:table-cell table:formula="of:=VLOOKUP([ResEvent.$I6];[Processes.$A$2:.$F$5];4)" office:value-type="string" office:string-value="Use" calcext:value-type="string">
            <text:p>Use</text:p>
          </table:table-cell>
          <table:table-cell table:style-name="ce8" table:formula="of:=VLOOKUP([ResEvent.$I6];[Processes.$A$2:.$F$5];5)" office:value-type="date" office:date-value="2024-02-12" calcext:value-type="date">
            <text:p>2024-02-12</text:p>
          </table:table-cell>
          <table:table-cell table:style-name="ce10" table:formula="of:=VLOOKUP([ResEvent.$I6];[Processes.$A$2:.$F$5];6)" office:value-type="string" office:string-value="Done" calcext:value-type="string">
            <text:p>Done</text:p>
          </table:table-cell>
        </table:table-row>
        <table:table-row table:style-name="ro1">
          <table:table-cell table:formula="of:=[$ResEvent.A7]" office:value-type="float" office:value="5" calcext:value-type="float">
            <text:p>5</text:p>
          </table:table-cell>
          <table:table-cell table:formula="of:=[$ResEvent.B7]" office:value-type="string" office:string-value="Deliver" calcext:value-type="string">
            <text:p>Deliver</text:p>
          </table:table-cell>
          <table:table-cell table:style-name="ce7" table:formula="of:=[$ResEvent.C7]" office:value-type="date" office:date-value="2024-02-16T15:28:59.09326" calcext:value-type="date">
            <text:p>2024-02-16T15:28:59</text:p>
          </table:table-cell>
          <table:table-cell table:formula="of:=[$ResEvent.D7]" office:value-type="string" office:string-value="Product" calcext:value-type="string">
            <text:p>Product</text:p>
          </table:table-cell>
          <table:table-cell table:formula="of:=[$ResEvent.E7]" office:value-type="string" office:string-value="C" calcext:value-type="string">
            <text:p>C</text:p>
          </table:table-cell>
          <table:table-cell table:formula="of:=VLOOKUP([$ResEvent.F7];[Requests.$A$2:.$B$4];2)" office:value-type="string" office:string-value="Repair" calcext:value-type="string">
            <text:p>Repair</text:p>
          </table:table-cell>
          <table:table-cell table:formula="of:=[$ResEvent.G7]" office:value-type="string" office:string-value="Coat" calcext:value-type="string">
            <text:p>Coat</text:p>
          </table:table-cell>
          <table:table-cell table:formula="of:=VLOOKUP([ResEvent.$I7];[Processes.$A$2:.$F$5];2)" office:value-type="float" office:value="10" calcext:value-type="float">
            <text:p>10</text:p>
          </table:table-cell>
          <table:table-cell table:formula="of:=VLOOKUP([ResEvent.$I7];[Processes.$A$2:.$F$5];3)" office:value-type="string" office:string-value="Use" calcext:value-type="string">
            <text:p>Use</text:p>
          </table:table-cell>
          <table:table-cell table:formula="of:=VLOOKUP([ResEvent.$I7];[Processes.$A$2:.$F$5];4)" office:value-type="string" office:string-value="Use" calcext:value-type="string">
            <text:p>Use</text:p>
          </table:table-cell>
          <table:table-cell table:style-name="ce8" table:formula="of:=VLOOKUP([ResEvent.$I7];[Processes.$A$2:.$F$5];5)" office:value-type="date" office:date-value="2024-02-13" calcext:value-type="date">
            <text:p>2024-02-13</text:p>
          </table:table-cell>
          <table:table-cell table:style-name="ce10" table:formula="of:=VLOOKUP([ResEvent.$I7];[Processes.$A$2:.$F$5];6)" office:value-type="string" office:string-value="In Progress" calcext:value-type="string">
            <text:p>In Progress</text:p>
          </table:table-cell>
        </table:table-row>
        <table:table-row table:style-name="ro1" table:number-rows-repeated="104856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15:22:22.0819864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7:08:54.338059057</meta:creation-date>
    <dc:date>2024-02-16T15:30:00.227610573</dc:date>
    <meta:editing-duration>PT1H38M12S</meta:editing-duration>
    <meta:editing-cycles>23</meta:editing-cycles>
    <meta:generator>LibreOffice/7.6.4.1$Linux_X86_64 LibreOffice_project/60$Build-1</meta:generator>
    <meta:document-statistic meta:table-count="6" meta:cell-count="238" meta:object-count="0"/>
  </office:meta>
</office:document-meta>
</file>